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0pt" style:font-size-asian="10pt" style:font-size-complex="10pt"/>
    </style:style>
    <style:style style:name="P2" style:family="paragraph" style:parent-style-name="Standard" style:list-style-name="L1">
      <style:text-properties style:font-name="Trebuchet MS" fo:font-size="10pt" style:font-size-asian="10pt" style:font-size-complex="10pt"/>
    </style:style>
    <style:style style:name="P3" style:family="paragraph" style:parent-style-name="Standard" style:list-style-name="L2">
      <style:text-properties style:font-name="Trebuchet M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DE LOOT</text:p>
      <text:p text:style-name="P1"/>
      <text:p text:style-name="P1">NOURRITURE </text:p>
      <text:p text:style-name="P1">(toutes les marques sur les produits d'emballages doivent être inventées et parodier des produits existants)</text:p>
      <text:p text:style-name="P1"/>
      <text:list xml:id="list6666272113856082352" text:style-name="L1">
        <text:list-item>
          <text:p text:style-name="P2">Conserves de tomates « Bitonly » (buitoni)</text:p>
        </text:list-item>
        <text:list-item>
          <text:p text:style-name="P2">Conserves de thon « petit rafiot » (petit navire)</text:p>
        </text:list-item>
        <text:list-item>
          <text:p text:style-name="P2">Conserves de ravioli bœuf « spanghani » (panzani) <text:span text:style-name="T1">mettre une photo de cheval et marquer 100% pur boeuf</text:span></text:p>
        </text:list-item>
        <text:list-item>
          <text:p text:style-name="P2">Conserves « maison » de poulet (bocal en verre)</text:p>
        </text:list-item>
        <text:list-item>
          <text:p text:style-name="P2">Conserves de fruits «St Mamie» (St Mammet)</text:p>
        </text:list-item>
        <text:list-item>
          <text:p text:style-name="P2">Légumes frais : Tomates</text:p>
        </text:list-item>
        <text:list-item>
          <text:p text:style-name="P2">Légumes frais : Poivrons</text:p>
        </text:list-item>
        <text:list-item>
          <text:p text:style-name="P2">Légumes frais : Concombres</text:p>
        </text:list-item>
        <text:list-item>
          <text:p text:style-name="P2">Légumes frais : Champignons</text:p>
        </text:list-item>
        <text:list-item>
          <text:p text:style-name="P2">Légumes frais : Salade</text:p>
        </text:list-item>
        <text:list-item>
          <text:p text:style-name="P2">Paquet de Pâtes « spanghani »</text:p>
        </text:list-item>
        <text:list-item>
          <text:p text:style-name="P2">Paquet de Riz « uncle Jean Kevin» (uncle Bens)<text:span text:style-name="T1"> mettre un dessin de portrait de kikoolol sur la boite</text:span></text:p>
        </text:list-item>
        <text:list-item>
          <text:p text:style-name="P2">Paquet de saucisses sèches « Juste un Bignou » (Justin bridou) </text:p>
        </text:list-item>
        <text:list-item>
          <text:p text:style-name="P2">Paquet de tranches de bœuf séché « american hormone beef » image style retro</text:p>
        </text:list-item>
        <text:list-item>
          <text:p text:style-name="P2">Paquet de céréales « Monsantogg's  corn flakes» (kellogg's) <text:span text:style-name="T1">parodier le paquet avec un coq radioactif</text:span></text:p>
        </text:list-item>
        <text:list-item>
          <text:p text:style-name="P2">Paquet de café en poudre</text:p>
        </text:list-item>
        <text:list-item>
          <text:p text:style-name="P2">Farine</text:p>
        </text:list-item>
        <text:list-item>
          <text:p text:style-name="P2">Oeufs</text:p>
        </text:list-item>
        <text:list-item>
          <text:p text:style-name="P2">Sucre</text:p>
          <text:p text:style-name="P2"><text:s/></text:p>
        </text:list-item>
      </text:list>
      <text:p text:style-name="P1"/>
      <text:p text:style-name="P1">LIQUIDES</text:p>
      <text:p text:style-name="P1"/>
      <text:list xml:id="list33492809" text:continue-numbering="true" text:style-name="L1">
        <text:list-item>
          <text:p text:style-name="P2">FIESTA (fanta)</text:p>
        </text:list-item>
        <text:list-item>
          <text:p text:style-name="P2">CYKA COLA (coca)</text:p>
        </text:list-item>
        <text:list-item>
          <text:p text:style-name="P2">EVLAN water (parodier l'étiquette d'evian)</text:p>
        </text:list-item>
        <text:list-item>
          <text:p text:style-name="P2">KARL'S BEER (carlsberg) jte filerais la photo d'un pote pour l'exploiter</text:p>
        </text:list-item>
        <text:list-item>
          <text:p text:style-name="P2">TONTON JACKO (parodier l'étiquette et la bouteille de Jack Daniel's)</text:p>
        </text:list-item>
      </text:list>
      <text:p text:style-name="P1"/>
      <text:p text:style-name="P1">OBJETS de CRAFT BRICOLAGE</text:p>
      <text:p text:style-name="P1"/>
      <text:list xml:id="list5078367049189863393" text:style-name="L2">
        <text:list-item>
          <text:p text:style-name="P3">Clous</text:p>
        </text:list-item>
        <text:list-item>
          <text:p text:style-name="P3">Fragments de métal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0T11:51:46.36</meta:creation-date>
    <meta:document-statistic meta:table-count="0" meta:image-count="0" meta:object-count="0" meta:page-count="1" meta:paragraph-count="32" meta:word-count="229" meta:character-count="1240"/>
    <dc:date>2016-08-10T13:32:55.76</dc:date>
    <meta:editing-duration>PT23M48S</meta:editing-duration>
    <meta:editing-cycles>1</meta:editing-cycles>
    <meta:generator>OpenOffice/4.1.1$Win32 OpenOffice.org_project/411m6$Build-9775</meta:generator>
  </office:meta>
</office:document-meta>
</file>